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</style:style>
    <style:style style:name="ce9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end" fo:margin-right="0cm"/>
    </style:style>
    <style:style style:name="ce10" style:family="table-cell" style:parent-style-name="_21315__20998__20301__91_0_93_" style:data-style-name="N33">
      <style:table-cell-properties fo:border="thin solid #000000"/>
    </style:style>
    <style:style style:name="ce1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end" fo:margin-right="0cm"/>
    </style:style>
    <style:style style:name="ce12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</style:style>
    <style:style style:name="ce13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top" fo:wrap-option="wrap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06916666666667cm" style:use-optimal-column-width="true"/>
    </style:style>
    <style:style style:name="co5" style:family="table-column">
      <style:table-column-properties fo:break-before="auto" style:column-width="3.175cm" style:use-optimal-column-width="true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1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<text:s/>1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6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45" table:style-name="ce8">
            <text:p><text:s/>9,545<text:s/></text:p>
          </table:table-cell>
          <table:table-cell office:value-type="float" office:value="1000093" table:style-name="ce9">
            <text:p><text:s/>1,000,093<text:s/></text:p>
          </table:table-cell>
          <table:table-cell office:value-type="float" office:value="1277071" table:style-name="ce10">
            <text:p><text:s/>1,277,071<text:s/></text:p>
          </table:table-cell>
          <table:table-cell office:value-type="float" office:value="1375888" table:style-name="ce11">
            <text:p><text:s/>1,375,888<text:s/></text:p>
          </table:table-cell>
          <table:table-cell office:value-type="float" office:value="2652959" table:style-name="ce8">
            <text:p><text:s/>2,652,959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1" table:style-name="ce8">
            <text:p><text:s/>761<text:s/></text:p>
          </table:table-cell>
          <table:table-cell office:value-type="float" office:value="78803" table:style-name="ce9">
            <text:p><text:s/>78,803<text:s/></text:p>
          </table:table-cell>
          <table:table-cell office:value-type="float" office:value="99479" table:style-name="ce10">
            <text:p><text:s/>99,479<text:s/></text:p>
          </table:table-cell>
          <table:table-cell office:value-type="float" office:value="110640" table:style-name="ce11">
            <text:p><text:s/>110,640<text:s/></text:p>
          </table:table-cell>
          <table:table-cell office:value-type="float" office:value="210119" table:style-name="ce8">
            <text:p><text:s/>210,119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6812" table:style-name="ce9">
            <text:p><text:s/>86,812<text:s/></text:p>
          </table:table-cell>
          <table:table-cell office:value-type="float" office:value="109012" table:style-name="ce10">
            <text:p><text:s/>109,012<text:s/></text:p>
          </table:table-cell>
          <table:table-cell office:value-type="float" office:value="117692" table:style-name="ce11">
            <text:p><text:s/>117,692<text:s/></text:p>
          </table:table-cell>
          <table:table-cell office:value-type="float" office:value="226704" table:style-name="ce8">
            <text:p><text:s/>226,704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011" table:style-name="ce9">
            <text:p><text:s/>118,011<text:s/></text:p>
          </table:table-cell>
          <table:table-cell office:value-type="float" office:value="147489" table:style-name="ce10">
            <text:p><text:s/>147,489<text:s/></text:p>
          </table:table-cell>
          <table:table-cell office:value-type="float" office:value="166336" table:style-name="ce11">
            <text:p><text:s/>166,336<text:s/></text:p>
          </table:table-cell>
          <table:table-cell office:value-type="float" office:value="313825" table:style-name="ce8">
            <text:p><text:s/>313,825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3936" table:style-name="ce9">
            <text:p><text:s/>93,936<text:s/></text:p>
          </table:table-cell>
          <table:table-cell office:value-type="float" office:value="105275" table:style-name="ce10">
            <text:p><text:s/>105,275<text:s/></text:p>
          </table:table-cell>
          <table:table-cell office:value-type="float" office:value="118918" table:style-name="ce11">
            <text:p><text:s/>118,918<text:s/></text:p>
          </table:table-cell>
          <table:table-cell office:value-type="float" office:value="224193" table:style-name="ce8">
            <text:p><text:s/>224,193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171" table:style-name="ce9">
            <text:p><text:s/>63,171<text:s/></text:p>
          </table:table-cell>
          <table:table-cell office:value-type="float" office:value="77841" table:style-name="ce10">
            <text:p><text:s/>77,841<text:s/></text:p>
          </table:table-cell>
          <table:table-cell office:value-type="float" office:value="83775" table:style-name="ce11">
            <text:p><text:s/>83,775<text:s/></text:p>
          </table:table-cell>
          <table:table-cell office:value-type="float" office:value="161616" table:style-name="ce8">
            <text:p><text:s/>161,616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8533" table:style-name="ce9">
            <text:p><text:s/>48,533<text:s/></text:p>
          </table:table-cell>
          <table:table-cell office:value-type="float" office:value="62369" table:style-name="ce10">
            <text:p><text:s/>62,369<text:s/></text:p>
          </table:table-cell>
          <table:table-cell office:value-type="float" office:value="64452" table:style-name="ce11">
            <text:p><text:s/>64,452<text:s/></text:p>
          </table:table-cell>
          <table:table-cell office:value-type="float" office:value="126821" table:style-name="ce8">
            <text:p><text:s/>126,821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5252" table:style-name="ce9">
            <text:p><text:s/>75,252<text:s/></text:p>
          </table:table-cell>
          <table:table-cell office:value-type="float" office:value="94902" table:style-name="ce10">
            <text:p><text:s/>94,902<text:s/></text:p>
          </table:table-cell>
          <table:table-cell office:value-type="float" office:value="96048" table:style-name="ce11">
            <text:p><text:s/>96,048<text:s/></text:p>
          </table:table-cell>
          <table:table-cell office:value-type="float" office:value="190950" table:style-name="ce8">
            <text:p><text:s/>190,950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99143" table:style-name="ce9">
            <text:p><text:s/>99,143<text:s/></text:p>
          </table:table-cell>
          <table:table-cell office:value-type="float" office:value="128975" table:style-name="ce10">
            <text:p><text:s/>128,975<text:s/></text:p>
          </table:table-cell>
          <table:table-cell office:value-type="float" office:value="137736" table:style-name="ce11">
            <text:p><text:s/>137,736<text:s/></text:p>
          </table:table-cell>
          <table:table-cell office:value-type="float" office:value="266711" table:style-name="ce8">
            <text:p><text:s/>266,711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2995" table:style-name="ce8">
            <text:p><text:s/>42,995<text:s/></text:p>
          </table:table-cell>
          <table:table-cell office:value-type="float" office:value="57133" table:style-name="ce12">
            <text:p><text:s/>57,133<text:s/></text:p>
          </table:table-cell>
          <table:table-cell office:value-type="float" office:value="59213" table:style-name="ce8">
            <text:p><text:s/>59,213<text:s/></text:p>
          </table:table-cell>
          <table:table-cell office:value-type="float" office:value="116346" table:style-name="ce8">
            <text:p><text:s/>116,346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99639" table:style-name="ce8">
            <text:p><text:s/>99,639<text:s/></text:p>
          </table:table-cell>
          <table:table-cell office:value-type="float" office:value="132813" table:style-name="ce8">
            <text:p><text:s/>132,813<text:s/></text:p>
          </table:table-cell>
          <table:table-cell office:value-type="float" office:value="143155" table:style-name="ce8">
            <text:p><text:s/>143,155<text:s/></text:p>
          </table:table-cell>
          <table:table-cell office:value-type="float" office:value="275968" table:style-name="ce8">
            <text:p><text:s/>275,968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7" table:style-name="ce8">
            <text:p><text:s/>987<text:s/></text:p>
          </table:table-cell>
          <table:table-cell office:value-type="float" office:value="102542" table:style-name="ce8">
            <text:p><text:s/>102,542<text:s/></text:p>
          </table:table-cell>
          <table:table-cell office:value-type="float" office:value="139391" table:style-name="ce8">
            <text:p><text:s/>139,391<text:s/></text:p>
          </table:table-cell>
          <table:table-cell office:value-type="float" office:value="147907" table:style-name="ce8">
            <text:p><text:s/>147,907<text:s/></text:p>
          </table:table-cell>
          <table:table-cell office:value-type="float" office:value="287298" table:style-name="ce8">
            <text:p><text:s/>287,298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1" table:style-name="ce8">
            <text:p><text:s/>821<text:s/></text:p>
          </table:table-cell>
          <table:table-cell office:value-type="float" office:value="91256" table:style-name="ce8">
            <text:p><text:s/>91,256<text:s/></text:p>
          </table:table-cell>
          <table:table-cell office:value-type="float" office:value="122392" table:style-name="ce8">
            <text:p><text:s/>122,392<text:s/></text:p>
          </table:table-cell>
          <table:table-cell office:value-type="float" office:value="130016" table:style-name="ce8">
            <text:p><text:s/>130,016<text:s/></text:p>
          </table:table-cell>
          <table:table-cell office:value-type="float" office:value="252408" table:style-name="ce8">
            <text:p><text:s/>252,408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2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<text:s/>2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6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45" table:style-name="ce8">
            <text:p><text:s/>9,545<text:s/></text:p>
          </table:table-cell>
          <table:table-cell office:value-type="float" office:value="1000766" table:style-name="ce9">
            <text:p><text:s/>1,000,766<text:s/></text:p>
          </table:table-cell>
          <table:table-cell office:value-type="float" office:value="1277560" table:style-name="ce10">
            <text:p><text:s/>1,277,560<text:s/></text:p>
          </table:table-cell>
          <table:table-cell office:value-type="float" office:value="1376388" table:style-name="ce11">
            <text:p><text:s/>1,376,388<text:s/></text:p>
          </table:table-cell>
          <table:table-cell office:value-type="float" office:value="2653948" table:style-name="ce8">
            <text:p><text:s/>2,653,948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1" table:style-name="ce8">
            <text:p><text:s/>761<text:s/></text:p>
          </table:table-cell>
          <table:table-cell office:value-type="float" office:value="78812" table:style-name="ce9">
            <text:p><text:s/>78,812<text:s/></text:p>
          </table:table-cell>
          <table:table-cell office:value-type="float" office:value="99620" table:style-name="ce10">
            <text:p><text:s/>99,620<text:s/></text:p>
          </table:table-cell>
          <table:table-cell office:value-type="float" office:value="110727" table:style-name="ce11">
            <text:p><text:s/>110,727<text:s/></text:p>
          </table:table-cell>
          <table:table-cell office:value-type="float" office:value="210347" table:style-name="ce8">
            <text:p><text:s/>210,347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6820" table:style-name="ce9">
            <text:p><text:s/>86,820<text:s/></text:p>
          </table:table-cell>
          <table:table-cell office:value-type="float" office:value="109051" table:style-name="ce10">
            <text:p><text:s/>109,051<text:s/></text:p>
          </table:table-cell>
          <table:table-cell office:value-type="float" office:value="117719" table:style-name="ce11">
            <text:p><text:s/>117,719<text:s/></text:p>
          </table:table-cell>
          <table:table-cell office:value-type="float" office:value="226770" table:style-name="ce8">
            <text:p><text:s/>226,770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7989" table:style-name="ce9">
            <text:p><text:s/>117,989<text:s/></text:p>
          </table:table-cell>
          <table:table-cell office:value-type="float" office:value="147409" table:style-name="ce10">
            <text:p><text:s/>147,409<text:s/></text:p>
          </table:table-cell>
          <table:table-cell office:value-type="float" office:value="166301" table:style-name="ce11">
            <text:p><text:s/>166,301<text:s/></text:p>
          </table:table-cell>
          <table:table-cell office:value-type="float" office:value="313710" table:style-name="ce8">
            <text:p><text:s/>313,710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4081" table:style-name="ce9">
            <text:p><text:s/>94,081<text:s/></text:p>
          </table:table-cell>
          <table:table-cell office:value-type="float" office:value="105264" table:style-name="ce10">
            <text:p><text:s/>105,264<text:s/></text:p>
          </table:table-cell>
          <table:table-cell office:value-type="float" office:value="118994" table:style-name="ce11">
            <text:p><text:s/>118,994<text:s/></text:p>
          </table:table-cell>
          <table:table-cell office:value-type="float" office:value="224258" table:style-name="ce8">
            <text:p><text:s/>224,258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159" table:style-name="ce9">
            <text:p><text:s/>63,159<text:s/></text:p>
          </table:table-cell>
          <table:table-cell office:value-type="float" office:value="77769" table:style-name="ce10">
            <text:p><text:s/>77,769<text:s/></text:p>
          </table:table-cell>
          <table:table-cell office:value-type="float" office:value="83640" table:style-name="ce11">
            <text:p><text:s/>83,640<text:s/></text:p>
          </table:table-cell>
          <table:table-cell office:value-type="float" office:value="161409" table:style-name="ce8">
            <text:p><text:s/>161,409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8655" table:style-name="ce9">
            <text:p><text:s/>48,655<text:s/></text:p>
          </table:table-cell>
          <table:table-cell office:value-type="float" office:value="62493" table:style-name="ce10">
            <text:p><text:s/>62,493<text:s/></text:p>
          </table:table-cell>
          <table:table-cell office:value-type="float" office:value="64599" table:style-name="ce11">
            <text:p><text:s/>64,599<text:s/></text:p>
          </table:table-cell>
          <table:table-cell office:value-type="float" office:value="127092" table:style-name="ce8">
            <text:p><text:s/>127,092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5262" table:style-name="ce9">
            <text:p><text:s/>75,262<text:s/></text:p>
          </table:table-cell>
          <table:table-cell office:value-type="float" office:value="94917" table:style-name="ce10">
            <text:p><text:s/>94,917<text:s/></text:p>
          </table:table-cell>
          <table:table-cell office:value-type="float" office:value="96046" table:style-name="ce11">
            <text:p><text:s/>96,046<text:s/></text:p>
          </table:table-cell>
          <table:table-cell office:value-type="float" office:value="190963" table:style-name="ce8">
            <text:p><text:s/>190,963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99223" table:style-name="ce9">
            <text:p><text:s/>99,223<text:s/></text:p>
          </table:table-cell>
          <table:table-cell office:value-type="float" office:value="129055" table:style-name="ce10">
            <text:p><text:s/>129,055<text:s/></text:p>
          </table:table-cell>
          <table:table-cell office:value-type="float" office:value="137879" table:style-name="ce11">
            <text:p><text:s/>137,879<text:s/></text:p>
          </table:table-cell>
          <table:table-cell office:value-type="float" office:value="266934" table:style-name="ce8">
            <text:p><text:s/>266,934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3091" table:style-name="ce8">
            <text:p><text:s/>43,091<text:s/></text:p>
          </table:table-cell>
          <table:table-cell office:value-type="float" office:value="57217" table:style-name="ce12">
            <text:p><text:s/>57,217<text:s/></text:p>
          </table:table-cell>
          <table:table-cell office:value-type="float" office:value="59299" table:style-name="ce8">
            <text:p><text:s/>59,299<text:s/></text:p>
          </table:table-cell>
          <table:table-cell office:value-type="float" office:value="116516" table:style-name="ce8">
            <text:p><text:s/>116,516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99771" table:style-name="ce8">
            <text:p><text:s/>99,771<text:s/></text:p>
          </table:table-cell>
          <table:table-cell office:value-type="float" office:value="132921" table:style-name="ce8">
            <text:p><text:s/>132,921<text:s/></text:p>
          </table:table-cell>
          <table:table-cell office:value-type="float" office:value="143296" table:style-name="ce8">
            <text:p><text:s/>143,296<text:s/></text:p>
          </table:table-cell>
          <table:table-cell office:value-type="float" office:value="276217" table:style-name="ce8">
            <text:p><text:s/>276,217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7" table:style-name="ce8">
            <text:p><text:s/>987<text:s/></text:p>
          </table:table-cell>
          <table:table-cell office:value-type="float" office:value="102567" table:style-name="ce8">
            <text:p><text:s/>102,567<text:s/></text:p>
          </table:table-cell>
          <table:table-cell office:value-type="float" office:value="139400" table:style-name="ce8">
            <text:p><text:s/>139,400<text:s/></text:p>
          </table:table-cell>
          <table:table-cell office:value-type="float" office:value="147848" table:style-name="ce8">
            <text:p><text:s/>147,848<text:s/></text:p>
          </table:table-cell>
          <table:table-cell office:value-type="float" office:value="287248" table:style-name="ce8">
            <text:p><text:s/>287,248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1" table:style-name="ce8">
            <text:p><text:s/>821<text:s/></text:p>
          </table:table-cell>
          <table:table-cell office:value-type="float" office:value="91336" table:style-name="ce8">
            <text:p><text:s/>91,336<text:s/></text:p>
          </table:table-cell>
          <table:table-cell office:value-type="float" office:value="122444" table:style-name="ce8">
            <text:p><text:s/>122,444<text:s/></text:p>
          </table:table-cell>
          <table:table-cell office:value-type="float" office:value="130040" table:style-name="ce8">
            <text:p><text:s/>130,040<text:s/></text:p>
          </table:table-cell>
          <table:table-cell office:value-type="float" office:value="252484" table:style-name="ce8">
            <text:p><text:s/>252,484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3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<text:s/>3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6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45" table:style-name="ce8">
            <text:p><text:s/>9,545<text:s/></text:p>
          </table:table-cell>
          <table:table-cell office:value-type="float" office:value="1002545" table:style-name="ce9">
            <text:p><text:s/>1,002,545<text:s/></text:p>
          </table:table-cell>
          <table:table-cell office:value-type="float" office:value="1278723" table:style-name="ce10">
            <text:p><text:s/>1,278,723<text:s/></text:p>
          </table:table-cell>
          <table:table-cell office:value-type="float" office:value="1377789" table:style-name="ce11">
            <text:p><text:s/>1,377,789<text:s/></text:p>
          </table:table-cell>
          <table:table-cell office:value-type="float" office:value="2656512" table:style-name="ce8">
            <text:p><text:s/>2,656,512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1" table:style-name="ce8">
            <text:p><text:s/>761<text:s/></text:p>
          </table:table-cell>
          <table:table-cell office:value-type="float" office:value="78891" table:style-name="ce9">
            <text:p><text:s/>78,891<text:s/></text:p>
          </table:table-cell>
          <table:table-cell office:value-type="float" office:value="99712" table:style-name="ce10">
            <text:p><text:s/>99,712<text:s/></text:p>
          </table:table-cell>
          <table:table-cell office:value-type="float" office:value="110775" table:style-name="ce11">
            <text:p><text:s/>110,775<text:s/></text:p>
          </table:table-cell>
          <table:table-cell office:value-type="float" office:value="210487" table:style-name="ce8">
            <text:p><text:s/>210,487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6983" table:style-name="ce9">
            <text:p><text:s/>86,983<text:s/></text:p>
          </table:table-cell>
          <table:table-cell office:value-type="float" office:value="109101" table:style-name="ce10">
            <text:p><text:s/>109,101<text:s/></text:p>
          </table:table-cell>
          <table:table-cell office:value-type="float" office:value="117815" table:style-name="ce11">
            <text:p><text:s/>117,815<text:s/></text:p>
          </table:table-cell>
          <table:table-cell office:value-type="float" office:value="226916" table:style-name="ce8">
            <text:p><text:s/>226,916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068" table:style-name="ce9">
            <text:p><text:s/>118,068<text:s/></text:p>
          </table:table-cell>
          <table:table-cell office:value-type="float" office:value="147429" table:style-name="ce10">
            <text:p><text:s/>147,429<text:s/></text:p>
          </table:table-cell>
          <table:table-cell office:value-type="float" office:value="166372" table:style-name="ce11">
            <text:p><text:s/>166,372<text:s/></text:p>
          </table:table-cell>
          <table:table-cell office:value-type="float" office:value="313801" table:style-name="ce8">
            <text:p><text:s/>313,801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4291" table:style-name="ce9">
            <text:p><text:s/>94,291<text:s/></text:p>
          </table:table-cell>
          <table:table-cell office:value-type="float" office:value="105397" table:style-name="ce10">
            <text:p><text:s/>105,397<text:s/></text:p>
          </table:table-cell>
          <table:table-cell office:value-type="float" office:value="119147" table:style-name="ce11">
            <text:p><text:s/>119,147<text:s/></text:p>
          </table:table-cell>
          <table:table-cell office:value-type="float" office:value="224544" table:style-name="ce8">
            <text:p><text:s/>224,544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259" table:style-name="ce9">
            <text:p><text:s/>63,259<text:s/></text:p>
          </table:table-cell>
          <table:table-cell office:value-type="float" office:value="77873" table:style-name="ce10">
            <text:p><text:s/>77,873<text:s/></text:p>
          </table:table-cell>
          <table:table-cell office:value-type="float" office:value="83737" table:style-name="ce11">
            <text:p><text:s/>83,737<text:s/></text:p>
          </table:table-cell>
          <table:table-cell office:value-type="float" office:value="161610" table:style-name="ce8">
            <text:p><text:s/>161,610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8832" table:style-name="ce9">
            <text:p><text:s/>48,832<text:s/></text:p>
          </table:table-cell>
          <table:table-cell office:value-type="float" office:value="62648" table:style-name="ce10">
            <text:p><text:s/>62,648<text:s/></text:p>
          </table:table-cell>
          <table:table-cell office:value-type="float" office:value="64788" table:style-name="ce11">
            <text:p><text:s/>64,788<text:s/></text:p>
          </table:table-cell>
          <table:table-cell office:value-type="float" office:value="127436" table:style-name="ce8">
            <text:p><text:s/>127,436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5423" table:style-name="ce9">
            <text:p><text:s/>75,423<text:s/></text:p>
          </table:table-cell>
          <table:table-cell office:value-type="float" office:value="94956" table:style-name="ce10">
            <text:p><text:s/>94,956<text:s/></text:p>
          </table:table-cell>
          <table:table-cell office:value-type="float" office:value="96178" table:style-name="ce11">
            <text:p><text:s/>96,178<text:s/></text:p>
          </table:table-cell>
          <table:table-cell office:value-type="float" office:value="191134" table:style-name="ce8">
            <text:p><text:s/>191,134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99424" table:style-name="ce9">
            <text:p><text:s/>99,424<text:s/></text:p>
          </table:table-cell>
          <table:table-cell office:value-type="float" office:value="129259" table:style-name="ce10">
            <text:p><text:s/>129,259<text:s/></text:p>
          </table:table-cell>
          <table:table-cell office:value-type="float" office:value="138066" table:style-name="ce11">
            <text:p><text:s/>138,066<text:s/></text:p>
          </table:table-cell>
          <table:table-cell office:value-type="float" office:value="267325" table:style-name="ce8">
            <text:p><text:s/>267,325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3166" table:style-name="ce8">
            <text:p><text:s/>43,166<text:s/></text:p>
          </table:table-cell>
          <table:table-cell office:value-type="float" office:value="57275" table:style-name="ce12">
            <text:p><text:s/>57,275<text:s/></text:p>
          </table:table-cell>
          <table:table-cell office:value-type="float" office:value="59405" table:style-name="ce8">
            <text:p><text:s/>59,405<text:s/></text:p>
          </table:table-cell>
          <table:table-cell office:value-type="float" office:value="116680" table:style-name="ce8">
            <text:p><text:s/>116,680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00017" table:style-name="ce8">
            <text:p><text:s/>100,017<text:s/></text:p>
          </table:table-cell>
          <table:table-cell office:value-type="float" office:value="133061" table:style-name="ce8">
            <text:p><text:s/>133,061<text:s/></text:p>
          </table:table-cell>
          <table:table-cell office:value-type="float" office:value="143464" table:style-name="ce8">
            <text:p><text:s/>143,464<text:s/></text:p>
          </table:table-cell>
          <table:table-cell office:value-type="float" office:value="276525" table:style-name="ce8">
            <text:p><text:s/>276,525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7" table:style-name="ce8">
            <text:p><text:s/>987<text:s/></text:p>
          </table:table-cell>
          <table:table-cell office:value-type="float" office:value="102703" table:style-name="ce8">
            <text:p><text:s/>102,703<text:s/></text:p>
          </table:table-cell>
          <table:table-cell office:value-type="float" office:value="139476" table:style-name="ce8">
            <text:p><text:s/>139,476<text:s/></text:p>
          </table:table-cell>
          <table:table-cell office:value-type="float" office:value="147904" table:style-name="ce8">
            <text:p><text:s/>147,904<text:s/></text:p>
          </table:table-cell>
          <table:table-cell office:value-type="float" office:value="287380" table:style-name="ce8">
            <text:p><text:s/>287,380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1" table:style-name="ce8">
            <text:p><text:s/>821<text:s/></text:p>
          </table:table-cell>
          <table:table-cell office:value-type="float" office:value="91488" table:style-name="ce8">
            <text:p><text:s/>91,488<text:s/></text:p>
          </table:table-cell>
          <table:table-cell office:value-type="float" office:value="122536" table:style-name="ce8">
            <text:p><text:s/>122,536<text:s/></text:p>
          </table:table-cell>
          <table:table-cell office:value-type="float" office:value="130138" table:style-name="ce8">
            <text:p><text:s/>130,138<text:s/></text:p>
          </table:table-cell>
          <table:table-cell office:value-type="float" office:value="252674" table:style-name="ce8">
            <text:p><text:s/>252,674<text:s/>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4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<text:s/>4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47" table:style-name="ce8">
            <text:p><text:s/>9,547<text:s/></text:p>
          </table:table-cell>
          <table:table-cell office:value-type="float" office:value="1004142" table:style-name="ce9">
            <text:p><text:s/>1,004,142<text:s/></text:p>
          </table:table-cell>
          <table:table-cell office:value-type="float" office:value="1279554" table:style-name="ce10">
            <text:p><text:s/>1,279,554<text:s/></text:p>
          </table:table-cell>
          <table:table-cell office:value-type="float" office:value="1379131" table:style-name="ce13">
            <text:p><text:s/>1,379,131<text:s/></text:p>
          </table:table-cell>
          <table:table-cell office:value-type="float" office:value="2658685" table:style-name="ce14">
            <text:p>2,658,68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1" table:style-name="ce8">
            <text:p><text:s/>761<text:s/></text:p>
          </table:table-cell>
          <table:table-cell office:value-type="float" office:value="79005" table:style-name="ce9">
            <text:p><text:s/>79,005<text:s/></text:p>
          </table:table-cell>
          <table:table-cell office:value-type="float" office:value="99765" table:style-name="ce10">
            <text:p><text:s/>99,765<text:s/></text:p>
          </table:table-cell>
          <table:table-cell office:value-type="float" office:value="110851" table:style-name="ce13">
            <text:p><text:s/>110,851<text:s/></text:p>
          </table:table-cell>
          <table:table-cell office:value-type="float" office:value="210616" table:style-name="ce14">
            <text:p>210,61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7147" table:style-name="ce9">
            <text:p><text:s/>87,147<text:s/></text:p>
          </table:table-cell>
          <table:table-cell office:value-type="float" office:value="109198" table:style-name="ce10">
            <text:p><text:s/>109,198<text:s/></text:p>
          </table:table-cell>
          <table:table-cell office:value-type="float" office:value="117937" table:style-name="ce13">
            <text:p><text:s/>117,937<text:s/></text:p>
          </table:table-cell>
          <table:table-cell office:value-type="float" office:value="227135" table:style-name="ce14">
            <text:p>227,13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134" table:style-name="ce9">
            <text:p><text:s/>118,134<text:s/></text:p>
          </table:table-cell>
          <table:table-cell office:value-type="float" office:value="147457" table:style-name="ce10">
            <text:p><text:s/>147,457<text:s/></text:p>
          </table:table-cell>
          <table:table-cell office:value-type="float" office:value="166436" table:style-name="ce13">
            <text:p><text:s/>166,436<text:s/></text:p>
          </table:table-cell>
          <table:table-cell office:value-type="float" office:value="313893" table:style-name="ce14">
            <text:p>313,89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4461" table:style-name="ce9">
            <text:p><text:s/>94,461<text:s/></text:p>
          </table:table-cell>
          <table:table-cell office:value-type="float" office:value="105479" table:style-name="ce10">
            <text:p><text:s/>105,479<text:s/></text:p>
          </table:table-cell>
          <table:table-cell office:value-type="float" office:value="119339" table:style-name="ce13">
            <text:p><text:s/>119,339<text:s/></text:p>
          </table:table-cell>
          <table:table-cell office:value-type="float" office:value="224818" table:style-name="ce14">
            <text:p>224,81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365" table:style-name="ce9">
            <text:p><text:s/>63,365<text:s/></text:p>
          </table:table-cell>
          <table:table-cell office:value-type="float" office:value="77899" table:style-name="ce10">
            <text:p><text:s/>77,899<text:s/></text:p>
          </table:table-cell>
          <table:table-cell office:value-type="float" office:value="83858" table:style-name="ce13">
            <text:p><text:s/>83,858<text:s/></text:p>
          </table:table-cell>
          <table:table-cell office:value-type="float" office:value="161757" table:style-name="ce14">
            <text:p>161,75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8985" table:style-name="ce9">
            <text:p><text:s/>48,985<text:s/></text:p>
          </table:table-cell>
          <table:table-cell office:value-type="float" office:value="62761" table:style-name="ce10">
            <text:p><text:s/>62,761<text:s/></text:p>
          </table:table-cell>
          <table:table-cell office:value-type="float" office:value="64956" table:style-name="ce13">
            <text:p><text:s/>64,956<text:s/></text:p>
          </table:table-cell>
          <table:table-cell office:value-type="float" office:value="127717" table:style-name="ce14">
            <text:p>127,71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5552" table:style-name="ce9">
            <text:p><text:s/>75,552<text:s/></text:p>
          </table:table-cell>
          <table:table-cell office:value-type="float" office:value="95022" table:style-name="ce10">
            <text:p><text:s/>95,022<text:s/></text:p>
          </table:table-cell>
          <table:table-cell office:value-type="float" office:value="96297" table:style-name="ce13">
            <text:p><text:s/>96,297<text:s/></text:p>
          </table:table-cell>
          <table:table-cell office:value-type="float" office:value="191319" table:style-name="ce14">
            <text:p>191,31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99589" table:style-name="ce9">
            <text:p><text:s/>99,589<text:s/></text:p>
          </table:table-cell>
          <table:table-cell office:value-type="float" office:value="129398" table:style-name="ce10">
            <text:p><text:s/>129,398<text:s/></text:p>
          </table:table-cell>
          <table:table-cell office:value-type="float" office:value="138209" table:style-name="ce13">
            <text:p><text:s/>138,209<text:s/></text:p>
          </table:table-cell>
          <table:table-cell office:value-type="float" office:value="267607" table:style-name="ce14">
            <text:p>267,6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3249" table:style-name="ce8">
            <text:p><text:s/>43,249<text:s/></text:p>
          </table:table-cell>
          <table:table-cell office:value-type="float" office:value="57283" table:style-name="ce12">
            <text:p><text:s/>57,283<text:s/></text:p>
          </table:table-cell>
          <table:table-cell office:value-type="float" office:value="59459" table:style-name="ce9">
            <text:p><text:s/>59,459<text:s/></text:p>
          </table:table-cell>
          <table:table-cell office:value-type="float" office:value="116742" table:style-name="ce14">
            <text:p>116,74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00246" table:style-name="ce8">
            <text:p><text:s/>100,246<text:s/></text:p>
          </table:table-cell>
          <table:table-cell office:value-type="float" office:value="133187" table:style-name="ce8">
            <text:p><text:s/>133,187<text:s/></text:p>
          </table:table-cell>
          <table:table-cell office:value-type="float" office:value="143608" table:style-name="ce9">
            <text:p><text:s/>143,608<text:s/></text:p>
          </table:table-cell>
          <table:table-cell office:value-type="float" office:value="276795" table:style-name="ce14">
            <text:p>276,79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2870" table:style-name="ce8">
            <text:p><text:s/>102,870<text:s/></text:p>
          </table:table-cell>
          <table:table-cell office:value-type="float" office:value="139559" table:style-name="ce8">
            <text:p><text:s/>139,559<text:s/></text:p>
          </table:table-cell>
          <table:table-cell office:value-type="float" office:value="148042" table:style-name="ce9">
            <text:p><text:s/>148,042<text:s/></text:p>
          </table:table-cell>
          <table:table-cell office:value-type="float" office:value="287601" table:style-name="ce14">
            <text:p>287,6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1" table:style-name="ce8">
            <text:p><text:s/>821<text:s/></text:p>
          </table:table-cell>
          <table:table-cell office:value-type="float" office:value="91539" table:style-name="ce8">
            <text:p><text:s/>91,539<text:s/></text:p>
          </table:table-cell>
          <table:table-cell office:value-type="float" office:value="122546" table:style-name="ce8">
            <text:p><text:s/>122,546<text:s/></text:p>
          </table:table-cell>
          <table:table-cell office:value-type="float" office:value="130139" table:style-name="ce9">
            <text:p><text:s/>130,139<text:s/></text:p>
          </table:table-cell>
          <table:table-cell office:value-type="float" office:value="252685" table:style-name="ce14">
            <text:p>252,685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5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48" table:style-name="ce8">
            <text:p><text:s/>9,548<text:s/></text:p>
          </table:table-cell>
          <table:table-cell office:value-type="float" office:value="1006200" table:style-name="ce9">
            <text:p><text:s/>1,006,200<text:s/></text:p>
          </table:table-cell>
          <table:table-cell office:value-type="float" office:value="1280457" table:style-name="ce10">
            <text:p><text:s/>1,280,457<text:s/></text:p>
          </table:table-cell>
          <table:table-cell office:value-type="float" office:value="1380560" table:style-name="ce13">
            <text:p><text:s/>1,380,560<text:s/></text:p>
          </table:table-cell>
          <table:table-cell office:value-type="float" office:value="2661017" table:style-name="ce14">
            <text:p>2,661,01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138" table:style-name="ce9">
            <text:p><text:s/>79,138<text:s/></text:p>
          </table:table-cell>
          <table:table-cell office:value-type="float" office:value="99820" table:style-name="ce10">
            <text:p><text:s/>99,820<text:s/></text:p>
          </table:table-cell>
          <table:table-cell office:value-type="float" office:value="110953" table:style-name="ce13">
            <text:p><text:s/>110,953<text:s/></text:p>
          </table:table-cell>
          <table:table-cell office:value-type="float" office:value="210773" table:style-name="ce14">
            <text:p>210,77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7314" table:style-name="ce9">
            <text:p><text:s/>87,314<text:s/></text:p>
          </table:table-cell>
          <table:table-cell office:value-type="float" office:value="109268" table:style-name="ce10">
            <text:p><text:s/>109,268<text:s/></text:p>
          </table:table-cell>
          <table:table-cell office:value-type="float" office:value="117955" table:style-name="ce13">
            <text:p><text:s/>117,955<text:s/></text:p>
          </table:table-cell>
          <table:table-cell office:value-type="float" office:value="227223" table:style-name="ce14">
            <text:p>227,22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328" table:style-name="ce9">
            <text:p><text:s/>118,328<text:s/></text:p>
          </table:table-cell>
          <table:table-cell office:value-type="float" office:value="147426" table:style-name="ce10">
            <text:p><text:s/>147,426<text:s/></text:p>
          </table:table-cell>
          <table:table-cell office:value-type="float" office:value="166523" table:style-name="ce13">
            <text:p><text:s/>166,523<text:s/></text:p>
          </table:table-cell>
          <table:table-cell office:value-type="float" office:value="313949" table:style-name="ce14">
            <text:p>313,94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4697" table:style-name="ce9">
            <text:p><text:s/>94,697<text:s/></text:p>
          </table:table-cell>
          <table:table-cell office:value-type="float" office:value="105609" table:style-name="ce10">
            <text:p><text:s/>105,609<text:s/></text:p>
          </table:table-cell>
          <table:table-cell office:value-type="float" office:value="119491" table:style-name="ce13">
            <text:p><text:s/>119,491<text:s/></text:p>
          </table:table-cell>
          <table:table-cell office:value-type="float" office:value="225100" table:style-name="ce14">
            <text:p>225,1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399" table:style-name="ce9">
            <text:p><text:s/>63,399<text:s/></text:p>
          </table:table-cell>
          <table:table-cell office:value-type="float" office:value="77838" table:style-name="ce10">
            <text:p><text:s/>77,838<text:s/></text:p>
          </table:table-cell>
          <table:table-cell office:value-type="float" office:value="83795" table:style-name="ce13">
            <text:p><text:s/>83,795<text:s/></text:p>
          </table:table-cell>
          <table:table-cell office:value-type="float" office:value="161633" table:style-name="ce14">
            <text:p>161,63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089" table:style-name="ce9">
            <text:p><text:s/>49,089<text:s/></text:p>
          </table:table-cell>
          <table:table-cell office:value-type="float" office:value="62768" table:style-name="ce10">
            <text:p><text:s/>62,768<text:s/></text:p>
          </table:table-cell>
          <table:table-cell office:value-type="float" office:value="65084" table:style-name="ce13">
            <text:p><text:s/>65,084<text:s/></text:p>
          </table:table-cell>
          <table:table-cell office:value-type="float" office:value="127852" table:style-name="ce14">
            <text:p>127,85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5680" table:style-name="ce9">
            <text:p><text:s/>75,680<text:s/></text:p>
          </table:table-cell>
          <table:table-cell office:value-type="float" office:value="95083" table:style-name="ce10">
            <text:p><text:s/>95,083<text:s/></text:p>
          </table:table-cell>
          <table:table-cell office:value-type="float" office:value="96332" table:style-name="ce13">
            <text:p><text:s/>96,332<text:s/></text:p>
          </table:table-cell>
          <table:table-cell office:value-type="float" office:value="191415" table:style-name="ce14">
            <text:p>191,41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99745" table:style-name="ce9">
            <text:p><text:s/>99,745<text:s/></text:p>
          </table:table-cell>
          <table:table-cell office:value-type="float" office:value="129495" table:style-name="ce10">
            <text:p><text:s/>129,495<text:s/></text:p>
          </table:table-cell>
          <table:table-cell office:value-type="float" office:value="138347" table:style-name="ce13">
            <text:p><text:s/>138,347<text:s/></text:p>
          </table:table-cell>
          <table:table-cell office:value-type="float" office:value="267842" table:style-name="ce14">
            <text:p>267,84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3359" table:style-name="ce8">
            <text:p><text:s/>43,359<text:s/></text:p>
          </table:table-cell>
          <table:table-cell office:value-type="float" office:value="57291" table:style-name="ce12">
            <text:p><text:s/>57,291<text:s/></text:p>
          </table:table-cell>
          <table:table-cell office:value-type="float" office:value="59579" table:style-name="ce9">
            <text:p><text:s/>59,579<text:s/></text:p>
          </table:table-cell>
          <table:table-cell office:value-type="float" office:value="116870" table:style-name="ce14">
            <text:p>116,87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00680" table:style-name="ce8">
            <text:p><text:s/>100,680<text:s/></text:p>
          </table:table-cell>
          <table:table-cell office:value-type="float" office:value="133574" table:style-name="ce8">
            <text:p><text:s/>133,574<text:s/></text:p>
          </table:table-cell>
          <table:table-cell office:value-type="float" office:value="144070" table:style-name="ce9">
            <text:p><text:s/>144,070<text:s/></text:p>
          </table:table-cell>
          <table:table-cell office:value-type="float" office:value="277644" table:style-name="ce14">
            <text:p>277,64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3042" table:style-name="ce8">
            <text:p><text:s/>103,042<text:s/></text:p>
          </table:table-cell>
          <table:table-cell office:value-type="float" office:value="139663" table:style-name="ce8">
            <text:p><text:s/>139,663<text:s/></text:p>
          </table:table-cell>
          <table:table-cell office:value-type="float" office:value="148185" table:style-name="ce9">
            <text:p><text:s/>148,185<text:s/></text:p>
          </table:table-cell>
          <table:table-cell office:value-type="float" office:value="287848" table:style-name="ce14">
            <text:p>287,84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1" table:style-name="ce8">
            <text:p><text:s/>821<text:s/></text:p>
          </table:table-cell>
          <table:table-cell office:value-type="float" office:value="91729" table:style-name="ce8">
            <text:p><text:s/>91,729<text:s/></text:p>
          </table:table-cell>
          <table:table-cell office:value-type="float" office:value="122622" table:style-name="ce8">
            <text:p><text:s/>122,622<text:s/></text:p>
          </table:table-cell>
          <table:table-cell office:value-type="float" office:value="130246" table:style-name="ce9">
            <text:p><text:s/>130,246<text:s/></text:p>
          </table:table-cell>
          <table:table-cell office:value-type="float" office:value="252868" table:style-name="ce14">
            <text:p>252,868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6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6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54" table:style-name="ce8">
            <text:p><text:s/>9,554<text:s/></text:p>
          </table:table-cell>
          <table:table-cell office:value-type="float" office:value="1007687" table:style-name="ce9">
            <text:p><text:s/>1,007,687<text:s/></text:p>
          </table:table-cell>
          <table:table-cell office:value-type="float" office:value="1281370" table:style-name="ce10">
            <text:p><text:s/>1,281,370<text:s/></text:p>
          </table:table-cell>
          <table:table-cell office:value-type="float" office:value="1381893" table:style-name="ce13">
            <text:p><text:s/>1,381,893<text:s/></text:p>
          </table:table-cell>
          <table:table-cell office:value-type="float" office:value="2663263" table:style-name="ce14">
            <text:p>2,663,26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229" table:style-name="ce9">
            <text:p><text:s/>79,229<text:s/></text:p>
          </table:table-cell>
          <table:table-cell office:value-type="float" office:value="99884" table:style-name="ce10">
            <text:p><text:s/>99,884<text:s/></text:p>
          </table:table-cell>
          <table:table-cell office:value-type="float" office:value="110996" table:style-name="ce13">
            <text:p><text:s/>110,996<text:s/></text:p>
          </table:table-cell>
          <table:table-cell office:value-type="float" office:value="210880" table:style-name="ce14">
            <text:p>210,88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7400" table:style-name="ce9">
            <text:p><text:s/>87,400<text:s/></text:p>
          </table:table-cell>
          <table:table-cell office:value-type="float" office:value="109337" table:style-name="ce10">
            <text:p><text:s/>109,337<text:s/></text:p>
          </table:table-cell>
          <table:table-cell office:value-type="float" office:value="117986" table:style-name="ce13">
            <text:p><text:s/>117,986<text:s/></text:p>
          </table:table-cell>
          <table:table-cell office:value-type="float" office:value="227323" table:style-name="ce14">
            <text:p>227,32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421" table:style-name="ce9">
            <text:p><text:s/>118,421<text:s/></text:p>
          </table:table-cell>
          <table:table-cell office:value-type="float" office:value="147405" table:style-name="ce10">
            <text:p><text:s/>147,405<text:s/></text:p>
          </table:table-cell>
          <table:table-cell office:value-type="float" office:value="166580" table:style-name="ce13">
            <text:p><text:s/>166,580<text:s/></text:p>
          </table:table-cell>
          <table:table-cell office:value-type="float" office:value="313985" table:style-name="ce14">
            <text:p>313,98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4852" table:style-name="ce9">
            <text:p><text:s/>94,852<text:s/></text:p>
          </table:table-cell>
          <table:table-cell office:value-type="float" office:value="105675" table:style-name="ce10">
            <text:p><text:s/>105,675<text:s/></text:p>
          </table:table-cell>
          <table:table-cell office:value-type="float" office:value="119603" table:style-name="ce13">
            <text:p><text:s/>119,603<text:s/></text:p>
          </table:table-cell>
          <table:table-cell office:value-type="float" office:value="225278" table:style-name="ce14">
            <text:p>225,27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449" table:style-name="ce9">
            <text:p><text:s/>63,449<text:s/></text:p>
          </table:table-cell>
          <table:table-cell office:value-type="float" office:value="77877" table:style-name="ce10">
            <text:p><text:s/>77,877<text:s/></text:p>
          </table:table-cell>
          <table:table-cell office:value-type="float" office:value="83855" table:style-name="ce13">
            <text:p><text:s/>83,855<text:s/></text:p>
          </table:table-cell>
          <table:table-cell office:value-type="float" office:value="161732" table:style-name="ce14">
            <text:p>161,73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201" table:style-name="ce9">
            <text:p><text:s/>49,201<text:s/></text:p>
          </table:table-cell>
          <table:table-cell office:value-type="float" office:value="62852" table:style-name="ce10">
            <text:p><text:s/>62,852<text:s/></text:p>
          </table:table-cell>
          <table:table-cell office:value-type="float" office:value="65205" table:style-name="ce13">
            <text:p><text:s/>65,205<text:s/></text:p>
          </table:table-cell>
          <table:table-cell office:value-type="float" office:value="128057" table:style-name="ce14">
            <text:p>128,05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5824" table:style-name="ce9">
            <text:p><text:s/>75,824<text:s/></text:p>
          </table:table-cell>
          <table:table-cell office:value-type="float" office:value="95110" table:style-name="ce10">
            <text:p><text:s/>95,110<text:s/></text:p>
          </table:table-cell>
          <table:table-cell office:value-type="float" office:value="96490" table:style-name="ce13">
            <text:p><text:s/>96,490<text:s/></text:p>
          </table:table-cell>
          <table:table-cell office:value-type="float" office:value="191600" table:style-name="ce14">
            <text:p>191,6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99871" table:style-name="ce9">
            <text:p><text:s/>99,871<text:s/></text:p>
          </table:table-cell>
          <table:table-cell office:value-type="float" office:value="129586" table:style-name="ce10">
            <text:p><text:s/>129,586<text:s/></text:p>
          </table:table-cell>
          <table:table-cell office:value-type="float" office:value="138423" table:style-name="ce13">
            <text:p><text:s/>138,423<text:s/></text:p>
          </table:table-cell>
          <table:table-cell office:value-type="float" office:value="268009" table:style-name="ce14">
            <text:p>268,00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3458" table:style-name="ce8">
            <text:p><text:s/>43,458<text:s/></text:p>
          </table:table-cell>
          <table:table-cell office:value-type="float" office:value="57387" table:style-name="ce12">
            <text:p><text:s/>57,387<text:s/></text:p>
          </table:table-cell>
          <table:table-cell office:value-type="float" office:value="59742" table:style-name="ce9">
            <text:p><text:s/>59,742<text:s/></text:p>
          </table:table-cell>
          <table:table-cell office:value-type="float" office:value="117129" table:style-name="ce14">
            <text:p>117,12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00885" table:style-name="ce8">
            <text:p><text:s/>100,885<text:s/></text:p>
          </table:table-cell>
          <table:table-cell office:value-type="float" office:value="133679" table:style-name="ce8">
            <text:p><text:s/>133,679<text:s/></text:p>
          </table:table-cell>
          <table:table-cell office:value-type="float" office:value="144256" table:style-name="ce9">
            <text:p><text:s/>144,256<text:s/></text:p>
          </table:table-cell>
          <table:table-cell office:value-type="float" office:value="277935" table:style-name="ce14">
            <text:p>277,93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3229" table:style-name="ce8">
            <text:p><text:s/>103,229<text:s/></text:p>
          </table:table-cell>
          <table:table-cell office:value-type="float" office:value="139813" table:style-name="ce8">
            <text:p><text:s/>139,813<text:s/></text:p>
          </table:table-cell>
          <table:table-cell office:value-type="float" office:value="148400" table:style-name="ce9">
            <text:p><text:s/>148,400<text:s/></text:p>
          </table:table-cell>
          <table:table-cell office:value-type="float" office:value="288213" table:style-name="ce14">
            <text:p>288,21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office:annotation draw:style-name="a0" svg:x="3.14583333333333in" svg:y="5.19791666666667in" svg:width="1.82291666666667in" svg:height="0.479166666666667in">
              <dc:creator>TIGER-XP</dc:creator>
              <text:p><text:span text:style-name="T1">北投新增6鄰</text:span></text:p>
            </office:annotation>
            <text:p><text:s/>827<text:s/></text:p>
          </table:table-cell>
          <table:table-cell office:value-type="float" office:value="91868" table:style-name="ce8">
            <text:p><text:s/>91,868<text:s/></text:p>
          </table:table-cell>
          <table:table-cell office:value-type="float" office:value="122765" table:style-name="ce8">
            <text:p><text:s/>122,765<text:s/></text:p>
          </table:table-cell>
          <table:table-cell office:value-type="float" office:value="130357" table:style-name="ce9">
            <text:p><text:s/>130,357<text:s/></text:p>
          </table:table-cell>
          <table:table-cell office:value-type="float" office:value="253122" table:style-name="ce14">
            <text:p>253,122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7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7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68" table:style-name="ce8">
            <text:p><text:s/>9,568<text:s/></text:p>
          </table:table-cell>
          <table:table-cell office:value-type="float" office:value="1009673" table:style-name="ce9">
            <text:p><text:s/>1,009,673<text:s/></text:p>
          </table:table-cell>
          <table:table-cell office:value-type="float" office:value="1281745" table:style-name="ce10">
            <text:p><text:s/>1,281,745<text:s/></text:p>
          </table:table-cell>
          <table:table-cell office:value-type="float" office:value="1382742" table:style-name="ce13">
            <text:p><text:s/>1,382,742<text:s/></text:p>
          </table:table-cell>
          <table:table-cell office:value-type="float" office:value="2664487" table:style-name="ce14">
            <text:p>2,664,48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415" table:style-name="ce9">
            <text:p><text:s/>79,415<text:s/></text:p>
          </table:table-cell>
          <table:table-cell office:value-type="float" office:value="99861" table:style-name="ce10">
            <text:p><text:s/>99,861<text:s/></text:p>
          </table:table-cell>
          <table:table-cell office:value-type="float" office:value="111061" table:style-name="ce13">
            <text:p><text:s/>111,061<text:s/></text:p>
          </table:table-cell>
          <table:table-cell office:value-type="float" office:value="210922" table:style-name="ce14">
            <text:p>210,9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7549" table:style-name="ce9">
            <text:p><text:s/>87,549<text:s/></text:p>
          </table:table-cell>
          <table:table-cell office:value-type="float" office:value="109343" table:style-name="ce10">
            <text:p><text:s/>109,343<text:s/></text:p>
          </table:table-cell>
          <table:table-cell office:value-type="float" office:value="118032" table:style-name="ce13">
            <text:p><text:s/>118,032<text:s/></text:p>
          </table:table-cell>
          <table:table-cell office:value-type="float" office:value="227375" table:style-name="ce14">
            <text:p>227,37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515" table:style-name="ce9">
            <text:p><text:s/>118,515<text:s/></text:p>
          </table:table-cell>
          <table:table-cell office:value-type="float" office:value="147298" table:style-name="ce10">
            <text:p><text:s/>147,298<text:s/></text:p>
          </table:table-cell>
          <table:table-cell office:value-type="float" office:value="166513" table:style-name="ce13">
            <text:p><text:s/>166,513<text:s/></text:p>
          </table:table-cell>
          <table:table-cell office:value-type="float" office:value="313811" table:style-name="ce14">
            <text:p>313,81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5046" table:style-name="ce9">
            <text:p><text:s/>95,046<text:s/></text:p>
          </table:table-cell>
          <table:table-cell office:value-type="float" office:value="105732" table:style-name="ce10">
            <text:p><text:s/>105,732<text:s/></text:p>
          </table:table-cell>
          <table:table-cell office:value-type="float" office:value="119729" table:style-name="ce13">
            <text:p><text:s/>119,729<text:s/></text:p>
          </table:table-cell>
          <table:table-cell office:value-type="float" office:value="225461" table:style-name="ce14">
            <text:p>225,46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560" table:style-name="ce9">
            <text:p><text:s/>63,560<text:s/></text:p>
          </table:table-cell>
          <table:table-cell office:value-type="float" office:value="77843" table:style-name="ce10">
            <text:p><text:s/>77,843<text:s/></text:p>
          </table:table-cell>
          <table:table-cell office:value-type="float" office:value="83913" table:style-name="ce13">
            <text:p><text:s/>83,913<text:s/></text:p>
          </table:table-cell>
          <table:table-cell office:value-type="float" office:value="161756" table:style-name="ce14">
            <text:p>161,75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335" table:style-name="ce9">
            <text:p><text:s/>49,335<text:s/></text:p>
          </table:table-cell>
          <table:table-cell office:value-type="float" office:value="62917" table:style-name="ce10">
            <text:p><text:s/>62,917<text:s/></text:p>
          </table:table-cell>
          <table:table-cell office:value-type="float" office:value="65313" table:style-name="ce13">
            <text:p><text:s/>65,313<text:s/></text:p>
          </table:table-cell>
          <table:table-cell office:value-type="float" office:value="128230" table:style-name="ce14">
            <text:p>128,23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011" table:style-name="ce9">
            <text:p><text:s/>76,011<text:s/></text:p>
          </table:table-cell>
          <table:table-cell office:value-type="float" office:value="95161" table:style-name="ce10">
            <text:p><text:s/>95,161<text:s/></text:p>
          </table:table-cell>
          <table:table-cell office:value-type="float" office:value="96546" table:style-name="ce13">
            <text:p><text:s/>96,546<text:s/></text:p>
          </table:table-cell>
          <table:table-cell office:value-type="float" office:value="191707" table:style-name="ce14">
            <text:p>191,7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095" table:style-name="ce9">
            <text:p><text:s/>100,095<text:s/></text:p>
          </table:table-cell>
          <table:table-cell office:value-type="float" office:value="129662" table:style-name="ce10">
            <text:p><text:s/>129,662<text:s/></text:p>
          </table:table-cell>
          <table:table-cell office:value-type="float" office:value="138505" table:style-name="ce13">
            <text:p><text:s/>138,505<text:s/></text:p>
          </table:table-cell>
          <table:table-cell office:value-type="float" office:value="268167" table:style-name="ce14">
            <text:p>268,16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3598" table:style-name="ce8">
            <text:p><text:s/>43,598<text:s/></text:p>
          </table:table-cell>
          <table:table-cell office:value-type="float" office:value="57477" table:style-name="ce12">
            <text:p><text:s/>57,477<text:s/></text:p>
          </table:table-cell>
          <table:table-cell office:value-type="float" office:value="59894" table:style-name="ce9">
            <text:p><text:s/>59,894<text:s/></text:p>
          </table:table-cell>
          <table:table-cell office:value-type="float" office:value="117371" table:style-name="ce14">
            <text:p>117,37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6" table:style-name="ce8">
            <office:annotation draw:style-name="a1" svg:x="3.14583333333333in" svg:y="4.48958333333333in" svg:width="1.82291666666667in" svg:height="0.447916666666667in">
              <dc:creator>TIGER-XP</dc:creator>
              <text:p><text:span text:style-name="T1">內湖7/1新增14鄰</text:span></text:p>
            </office:annotation>
            <text:p><text:s/>906<text:s/></text:p>
          </table:table-cell>
          <table:table-cell office:value-type="float" office:value="101113" table:style-name="ce8">
            <text:p><text:s/>101,113<text:s/></text:p>
          </table:table-cell>
          <table:table-cell office:value-type="float" office:value="133799" table:style-name="ce8">
            <text:p><text:s/>133,799<text:s/></text:p>
          </table:table-cell>
          <table:table-cell office:value-type="float" office:value="144396" table:style-name="ce9">
            <text:p><text:s/>144,396<text:s/></text:p>
          </table:table-cell>
          <table:table-cell office:value-type="float" office:value="278195" table:style-name="ce14">
            <text:p>278,19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3417" table:style-name="ce8">
            <text:p><text:s/>103,417<text:s/></text:p>
          </table:table-cell>
          <table:table-cell office:value-type="float" office:value="139835" table:style-name="ce8">
            <text:p><text:s/>139,835<text:s/></text:p>
          </table:table-cell>
          <table:table-cell office:value-type="float" office:value="148441" table:style-name="ce9">
            <text:p><text:s/>148,441<text:s/></text:p>
          </table:table-cell>
          <table:table-cell office:value-type="float" office:value="288276" table:style-name="ce14">
            <text:p>288,27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019" table:style-name="ce8">
            <text:p><text:s/>92,019<text:s/></text:p>
          </table:table-cell>
          <table:table-cell office:value-type="float" office:value="122817" table:style-name="ce8">
            <text:p><text:s/>122,817<text:s/></text:p>
          </table:table-cell>
          <table:table-cell office:value-type="float" office:value="130399" table:style-name="ce9">
            <text:p><text:s/>130,399<text:s/></text:p>
          </table:table-cell>
          <table:table-cell office:value-type="float" office:value="253216" table:style-name="ce14">
            <text:p>253,216</text:p>
          </table:table-cell>
          <table:table-cell table:number-columns-repeated="16377"/>
        </table:table-row>
        <table:table-row table:style-name="ro1">
          <table:table-cell table:number-columns-spanned="7" table:number-rows-spanned="1" table:style-name="ce2"/>
          <table:covered-table-cell table:number-columns-repeated="6"/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8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8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68" table:style-name="ce8">
            <text:p><text:s/>9,568<text:s/></text:p>
          </table:table-cell>
          <table:table-cell office:value-type="float" office:value="1012381" table:style-name="ce9">
            <text:p><text:s/>1,012,381<text:s/></text:p>
          </table:table-cell>
          <table:table-cell office:value-type="float" office:value="1282160" table:style-name="ce10">
            <text:p><text:s/>1,282,160<text:s/></text:p>
          </table:table-cell>
          <table:table-cell office:value-type="float" office:value="1383442" table:style-name="ce13">
            <text:p><text:s/>1,383,442<text:s/></text:p>
          </table:table-cell>
          <table:table-cell office:value-type="float" office:value="2665602" table:style-name="ce14">
            <text:p>2,665,60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520" table:style-name="ce9">
            <text:p><text:s/>79,520<text:s/></text:p>
          </table:table-cell>
          <table:table-cell office:value-type="float" office:value="99818" table:style-name="ce10">
            <text:p><text:s/>99,818<text:s/></text:p>
          </table:table-cell>
          <table:table-cell office:value-type="float" office:value="110933" table:style-name="ce13">
            <text:p><text:s/>110,933<text:s/></text:p>
          </table:table-cell>
          <table:table-cell office:value-type="float" office:value="210751" table:style-name="ce14">
            <text:p>210,75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7734" table:style-name="ce9">
            <text:p><text:s/>87,734<text:s/></text:p>
          </table:table-cell>
          <table:table-cell office:value-type="float" office:value="109344" table:style-name="ce10">
            <text:p><text:s/>109,344<text:s/></text:p>
          </table:table-cell>
          <table:table-cell office:value-type="float" office:value="118078" table:style-name="ce13">
            <text:p><text:s/>118,078<text:s/></text:p>
          </table:table-cell>
          <table:table-cell office:value-type="float" office:value="227422" table:style-name="ce14">
            <text:p>227,4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692" table:style-name="ce9">
            <text:p><text:s/>118,692<text:s/></text:p>
          </table:table-cell>
          <table:table-cell office:value-type="float" office:value="147167" table:style-name="ce10">
            <text:p><text:s/>147,167<text:s/></text:p>
          </table:table-cell>
          <table:table-cell office:value-type="float" office:value="166295" table:style-name="ce13">
            <text:p><text:s/>166,295<text:s/></text:p>
          </table:table-cell>
          <table:table-cell office:value-type="float" office:value="313462" table:style-name="ce14">
            <text:p>313,46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5413" table:style-name="ce9">
            <text:p><text:s/>95,413<text:s/></text:p>
          </table:table-cell>
          <table:table-cell office:value-type="float" office:value="105844" table:style-name="ce10">
            <text:p><text:s/>105,844<text:s/></text:p>
          </table:table-cell>
          <table:table-cell office:value-type="float" office:value="119928" table:style-name="ce13">
            <text:p><text:s/>119,928<text:s/></text:p>
          </table:table-cell>
          <table:table-cell office:value-type="float" office:value="225772" table:style-name="ce14">
            <text:p>225,77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698" table:style-name="ce9">
            <text:p><text:s/>63,698<text:s/></text:p>
          </table:table-cell>
          <table:table-cell office:value-type="float" office:value="77846" table:style-name="ce10">
            <text:p><text:s/>77,846<text:s/></text:p>
          </table:table-cell>
          <table:table-cell office:value-type="float" office:value="83947" table:style-name="ce13">
            <text:p><text:s/>83,947<text:s/></text:p>
          </table:table-cell>
          <table:table-cell office:value-type="float" office:value="161793" table:style-name="ce14">
            <text:p>161,79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495" table:style-name="ce9">
            <text:p><text:s/>49,495<text:s/></text:p>
          </table:table-cell>
          <table:table-cell office:value-type="float" office:value="62961" table:style-name="ce10">
            <text:p><text:s/>62,961<text:s/></text:p>
          </table:table-cell>
          <table:table-cell office:value-type="float" office:value="65391" table:style-name="ce13">
            <text:p><text:s/>65,391<text:s/></text:p>
          </table:table-cell>
          <table:table-cell office:value-type="float" office:value="128352" table:style-name="ce14">
            <text:p>128,35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267" table:style-name="ce9">
            <text:p><text:s/>76,267<text:s/></text:p>
          </table:table-cell>
          <table:table-cell office:value-type="float" office:value="95298" table:style-name="ce10">
            <text:p><text:s/>95,298<text:s/></text:p>
          </table:table-cell>
          <table:table-cell office:value-type="float" office:value="96612" table:style-name="ce13">
            <text:p><text:s/>96,612<text:s/></text:p>
          </table:table-cell>
          <table:table-cell office:value-type="float" office:value="191910" table:style-name="ce14">
            <text:p>191,91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388" table:style-name="ce9">
            <text:p><text:s/>100,388<text:s/></text:p>
          </table:table-cell>
          <table:table-cell office:value-type="float" office:value="129718" table:style-name="ce10">
            <text:p><text:s/>129,718<text:s/></text:p>
          </table:table-cell>
          <table:table-cell office:value-type="float" office:value="138657" table:style-name="ce13">
            <text:p><text:s/>138,657<text:s/></text:p>
          </table:table-cell>
          <table:table-cell office:value-type="float" office:value="268375" table:style-name="ce14">
            <text:p>268,37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3798" table:style-name="ce8">
            <text:p><text:s/>43,798<text:s/></text:p>
          </table:table-cell>
          <table:table-cell office:value-type="float" office:value="57611" table:style-name="ce12">
            <text:p><text:s/>57,611<text:s/></text:p>
          </table:table-cell>
          <table:table-cell office:value-type="float" office:value="59982" table:style-name="ce9">
            <text:p><text:s/>59,982<text:s/></text:p>
          </table:table-cell>
          <table:table-cell office:value-type="float" office:value="117593" table:style-name="ce14">
            <text:p>117,59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6" table:style-name="ce8">
            <text:p><text:s/>906<text:s/></text:p>
          </table:table-cell>
          <table:table-cell office:value-type="float" office:value="101478" table:style-name="ce8">
            <text:p><text:s/>101,478<text:s/></text:p>
          </table:table-cell>
          <table:table-cell office:value-type="float" office:value="133899" table:style-name="ce8">
            <text:p><text:s/>133,899<text:s/></text:p>
          </table:table-cell>
          <table:table-cell office:value-type="float" office:value="144667" table:style-name="ce9">
            <text:p><text:s/>144,667<text:s/></text:p>
          </table:table-cell>
          <table:table-cell office:value-type="float" office:value="278566" table:style-name="ce14">
            <text:p>278,56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3650" table:style-name="ce8">
            <text:p><text:s/>103,650<text:s/></text:p>
          </table:table-cell>
          <table:table-cell office:value-type="float" office:value="139813" table:style-name="ce8">
            <text:p><text:s/>139,813<text:s/></text:p>
          </table:table-cell>
          <table:table-cell office:value-type="float" office:value="148448" table:style-name="ce9">
            <text:p><text:s/>148,448<text:s/></text:p>
          </table:table-cell>
          <table:table-cell office:value-type="float" office:value="288261" table:style-name="ce14">
            <text:p>288,26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248" table:style-name="ce8">
            <text:p><text:s/>92,248<text:s/></text:p>
          </table:table-cell>
          <table:table-cell office:value-type="float" office:value="122841" table:style-name="ce8">
            <text:p><text:s/>122,841<text:s/></text:p>
          </table:table-cell>
          <table:table-cell office:value-type="float" office:value="130504" table:style-name="ce9">
            <text:p><text:s/>130,504<text:s/></text:p>
          </table:table-cell>
          <table:table-cell office:value-type="float" office:value="253345" table:style-name="ce14">
            <text:p>253,345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9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9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68" table:style-name="ce8">
            <text:p><text:s/>9,568<text:s/></text:p>
          </table:table-cell>
          <table:table-cell office:value-type="float" office:value="1015637" table:style-name="ce9">
            <text:p><text:s/>1,015,637<text:s/></text:p>
          </table:table-cell>
          <table:table-cell office:value-type="float" office:value="1282207" table:style-name="ce10">
            <text:p><text:s/>1,282,207<text:s/></text:p>
          </table:table-cell>
          <table:table-cell office:value-type="float" office:value="1383625" table:style-name="ce13">
            <text:p><text:s/>1,383,625<text:s/></text:p>
          </table:table-cell>
          <table:table-cell office:value-type="float" office:value="2665832" table:style-name="ce14">
            <text:p>2,665,83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55" table:style-name="ce9">
            <text:p><text:s/>79,655<text:s/></text:p>
          </table:table-cell>
          <table:table-cell office:value-type="float" office:value="99633" table:style-name="ce10">
            <text:p><text:s/>99,633<text:s/></text:p>
          </table:table-cell>
          <table:table-cell office:value-type="float" office:value="110739" table:style-name="ce13">
            <text:p><text:s/>110,739<text:s/></text:p>
          </table:table-cell>
          <table:table-cell office:value-type="float" office:value="210372" table:style-name="ce14">
            <text:p>210,37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7987" table:style-name="ce9">
            <text:p><text:s/>87,987<text:s/></text:p>
          </table:table-cell>
          <table:table-cell office:value-type="float" office:value="109332" table:style-name="ce10">
            <text:p><text:s/>109,332<text:s/></text:p>
          </table:table-cell>
          <table:table-cell office:value-type="float" office:value="118058" table:style-name="ce13">
            <text:p><text:s/>118,058<text:s/></text:p>
          </table:table-cell>
          <table:table-cell office:value-type="float" office:value="227390" table:style-name="ce14">
            <text:p>227,39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904" table:style-name="ce9">
            <text:p><text:s/>118,904<text:s/></text:p>
          </table:table-cell>
          <table:table-cell office:value-type="float" office:value="146925" table:style-name="ce10">
            <text:p><text:s/>146,925<text:s/></text:p>
          </table:table-cell>
          <table:table-cell office:value-type="float" office:value="166033" table:style-name="ce13">
            <text:p><text:s/>166,033<text:s/></text:p>
          </table:table-cell>
          <table:table-cell office:value-type="float" office:value="312958" table:style-name="ce14">
            <text:p>312,95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5883" table:style-name="ce9">
            <text:p><text:s/>95,883<text:s/></text:p>
          </table:table-cell>
          <table:table-cell office:value-type="float" office:value="105955" table:style-name="ce10">
            <text:p><text:s/>105,955<text:s/></text:p>
          </table:table-cell>
          <table:table-cell office:value-type="float" office:value="120088" table:style-name="ce13">
            <text:p><text:s/>120,088<text:s/></text:p>
          </table:table-cell>
          <table:table-cell office:value-type="float" office:value="226043" table:style-name="ce14">
            <text:p>226,04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855" table:style-name="ce9">
            <text:p><text:s/>63,855<text:s/></text:p>
          </table:table-cell>
          <table:table-cell office:value-type="float" office:value="77765" table:style-name="ce10">
            <text:p><text:s/>77,765<text:s/></text:p>
          </table:table-cell>
          <table:table-cell office:value-type="float" office:value="83883" table:style-name="ce13">
            <text:p><text:s/>83,883<text:s/></text:p>
          </table:table-cell>
          <table:table-cell office:value-type="float" office:value="161648" table:style-name="ce14">
            <text:p>161,64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747" table:style-name="ce9">
            <text:p><text:s/>49,747<text:s/></text:p>
          </table:table-cell>
          <table:table-cell office:value-type="float" office:value="63087" table:style-name="ce10">
            <text:p><text:s/>63,087<text:s/></text:p>
          </table:table-cell>
          <table:table-cell office:value-type="float" office:value="65435" table:style-name="ce13">
            <text:p><text:s/>65,435<text:s/></text:p>
          </table:table-cell>
          <table:table-cell office:value-type="float" office:value="128522" table:style-name="ce14">
            <text:p>128,5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499" table:style-name="ce9">
            <text:p><text:s/>76,499<text:s/></text:p>
          </table:table-cell>
          <table:table-cell office:value-type="float" office:value="95343" table:style-name="ce10">
            <text:p><text:s/>95,343<text:s/></text:p>
          </table:table-cell>
          <table:table-cell office:value-type="float" office:value="96689" table:style-name="ce13">
            <text:p><text:s/>96,689<text:s/></text:p>
          </table:table-cell>
          <table:table-cell office:value-type="float" office:value="192032" table:style-name="ce14">
            <text:p>192,03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668" table:style-name="ce9">
            <text:p><text:s/>100,668<text:s/></text:p>
          </table:table-cell>
          <table:table-cell office:value-type="float" office:value="129675" table:style-name="ce10">
            <text:p><text:s/>129,675<text:s/></text:p>
          </table:table-cell>
          <table:table-cell office:value-type="float" office:value="138767" table:style-name="ce13">
            <text:p><text:s/>138,767<text:s/></text:p>
          </table:table-cell>
          <table:table-cell office:value-type="float" office:value="268442" table:style-name="ce14">
            <text:p>268,44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038" table:style-name="ce8">
            <text:p><text:s/>44,038<text:s/></text:p>
          </table:table-cell>
          <table:table-cell office:value-type="float" office:value="57737" table:style-name="ce12">
            <text:p><text:s/>57,737<text:s/></text:p>
          </table:table-cell>
          <table:table-cell office:value-type="float" office:value="60153" table:style-name="ce9">
            <text:p><text:s/>60,153<text:s/></text:p>
          </table:table-cell>
          <table:table-cell office:value-type="float" office:value="117890" table:style-name="ce14">
            <text:p>117,89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6" table:style-name="ce8">
            <text:p><text:s/>906<text:s/></text:p>
          </table:table-cell>
          <table:table-cell office:value-type="float" office:value="101878" table:style-name="ce8">
            <text:p><text:s/>101,878<text:s/></text:p>
          </table:table-cell>
          <table:table-cell office:value-type="float" office:value="134019" table:style-name="ce8">
            <text:p><text:s/>134,019<text:s/></text:p>
          </table:table-cell>
          <table:table-cell office:value-type="float" office:value="144774" table:style-name="ce9">
            <text:p><text:s/>144,774<text:s/></text:p>
          </table:table-cell>
          <table:table-cell office:value-type="float" office:value="278793" table:style-name="ce14">
            <text:p>278,79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3976" table:style-name="ce8">
            <text:p><text:s/>103,976<text:s/></text:p>
          </table:table-cell>
          <table:table-cell office:value-type="float" office:value="139812" table:style-name="ce8">
            <text:p><text:s/>139,812<text:s/></text:p>
          </table:table-cell>
          <table:table-cell office:value-type="float" office:value="148477" table:style-name="ce9">
            <text:p><text:s/>148,477<text:s/></text:p>
          </table:table-cell>
          <table:table-cell office:value-type="float" office:value="288289" table:style-name="ce14">
            <text:p>288,28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547" table:style-name="ce8">
            <text:p><text:s/>92,547<text:s/></text:p>
          </table:table-cell>
          <table:table-cell office:value-type="float" office:value="122924" table:style-name="ce8">
            <text:p><text:s/>122,924<text:s/></text:p>
          </table:table-cell>
          <table:table-cell office:value-type="float" office:value="130529" table:style-name="ce9">
            <text:p><text:s/>130,529<text:s/></text:p>
          </table:table-cell>
          <table:table-cell office:value-type="float" office:value="253453" table:style-name="ce14">
            <text:p>253,453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0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10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68" table:style-name="ce8">
            <text:p><text:s/>9,568<text:s/></text:p>
          </table:table-cell>
          <table:table-cell office:value-type="float" office:value="1015991" table:style-name="ce9">
            <text:p><text:s/>1,015,991<text:s/></text:p>
          </table:table-cell>
          <table:table-cell office:value-type="float" office:value="1283262" table:style-name="ce10">
            <text:p><text:s/>1,283,262<text:s/></text:p>
          </table:table-cell>
          <table:table-cell office:value-type="float" office:value="1384969" table:style-name="ce13">
            <text:p><text:s/>1,384,969<text:s/></text:p>
          </table:table-cell>
          <table:table-cell office:value-type="float" office:value="2668231" table:style-name="ce14">
            <text:p>2,668,23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21" table:style-name="ce9">
            <text:p><text:s/>79,621<text:s/></text:p>
          </table:table-cell>
          <table:table-cell office:value-type="float" office:value="99699" table:style-name="ce10">
            <text:p><text:s/>99,699<text:s/></text:p>
          </table:table-cell>
          <table:table-cell office:value-type="float" office:value="110839" table:style-name="ce13">
            <text:p><text:s/>110,839<text:s/></text:p>
          </table:table-cell>
          <table:table-cell office:value-type="float" office:value="210538" table:style-name="ce14">
            <text:p>210,53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07" table:style-name="ce9">
            <text:p><text:s/>88,007<text:s/></text:p>
          </table:table-cell>
          <table:table-cell office:value-type="float" office:value="109357" table:style-name="ce10">
            <text:p><text:s/>109,357<text:s/></text:p>
          </table:table-cell>
          <table:table-cell office:value-type="float" office:value="118150" table:style-name="ce13">
            <text:p><text:s/>118,150<text:s/></text:p>
          </table:table-cell>
          <table:table-cell office:value-type="float" office:value="227507" table:style-name="ce14">
            <text:p>227,5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942" table:style-name="ce9">
            <text:p><text:s/>118,942<text:s/></text:p>
          </table:table-cell>
          <table:table-cell office:value-type="float" office:value="147048" table:style-name="ce10">
            <text:p><text:s/>147,048<text:s/></text:p>
          </table:table-cell>
          <table:table-cell office:value-type="float" office:value="166135" table:style-name="ce13">
            <text:p><text:s/>166,135<text:s/></text:p>
          </table:table-cell>
          <table:table-cell office:value-type="float" office:value="313183" table:style-name="ce14">
            <text:p>313,18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5889" table:style-name="ce9">
            <text:p><text:s/>95,889<text:s/></text:p>
          </table:table-cell>
          <table:table-cell office:value-type="float" office:value="106005" table:style-name="ce10">
            <text:p><text:s/>106,005<text:s/></text:p>
          </table:table-cell>
          <table:table-cell office:value-type="float" office:value="120144" table:style-name="ce13">
            <text:p><text:s/>120,144<text:s/></text:p>
          </table:table-cell>
          <table:table-cell office:value-type="float" office:value="226149" table:style-name="ce14">
            <text:p>226,14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835" table:style-name="ce9">
            <text:p><text:s/>63,835<text:s/></text:p>
          </table:table-cell>
          <table:table-cell office:value-type="float" office:value="77771" table:style-name="ce10">
            <text:p><text:s/>77,771<text:s/></text:p>
          </table:table-cell>
          <table:table-cell office:value-type="float" office:value="83954" table:style-name="ce13">
            <text:p><text:s/>83,954<text:s/></text:p>
          </table:table-cell>
          <table:table-cell office:value-type="float" office:value="161725" table:style-name="ce14">
            <text:p>161,72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737" table:style-name="ce9">
            <text:p><text:s/>49,737<text:s/></text:p>
          </table:table-cell>
          <table:table-cell office:value-type="float" office:value="63101" table:style-name="ce10">
            <text:p><text:s/>63,101<text:s/></text:p>
          </table:table-cell>
          <table:table-cell office:value-type="float" office:value="65446" table:style-name="ce13">
            <text:p><text:s/>65,446<text:s/></text:p>
          </table:table-cell>
          <table:table-cell office:value-type="float" office:value="128547" table:style-name="ce14">
            <text:p>128,54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547" table:style-name="ce9">
            <text:p><text:s/>76,547<text:s/></text:p>
          </table:table-cell>
          <table:table-cell office:value-type="float" office:value="95463" table:style-name="ce10">
            <text:p><text:s/>95,463<text:s/></text:p>
          </table:table-cell>
          <table:table-cell office:value-type="float" office:value="96840" table:style-name="ce13">
            <text:p><text:s/>96,840<text:s/></text:p>
          </table:table-cell>
          <table:table-cell office:value-type="float" office:value="192303" table:style-name="ce14">
            <text:p>192,3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707" table:style-name="ce9">
            <text:p><text:s/>100,707<text:s/></text:p>
          </table:table-cell>
          <table:table-cell office:value-type="float" office:value="129781" table:style-name="ce10">
            <text:p><text:s/>129,781<text:s/></text:p>
          </table:table-cell>
          <table:table-cell office:value-type="float" office:value="138919" table:style-name="ce13">
            <text:p><text:s/>138,919<text:s/></text:p>
          </table:table-cell>
          <table:table-cell office:value-type="float" office:value="268700" table:style-name="ce14">
            <text:p>268,7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088" table:style-name="ce8">
            <text:p><text:s/>44,088<text:s/></text:p>
          </table:table-cell>
          <table:table-cell office:value-type="float" office:value="57843" table:style-name="ce12">
            <text:p><text:s/>57,843<text:s/></text:p>
          </table:table-cell>
          <table:table-cell office:value-type="float" office:value="60251" table:style-name="ce9">
            <text:p><text:s/>60,251<text:s/></text:p>
          </table:table-cell>
          <table:table-cell office:value-type="float" office:value="118094" table:style-name="ce14">
            <text:p>118,09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6" table:style-name="ce8">
            <text:p><text:s/>906<text:s/></text:p>
          </table:table-cell>
          <table:table-cell office:value-type="float" office:value="102013" table:style-name="ce8">
            <text:p><text:s/>102,013<text:s/></text:p>
          </table:table-cell>
          <table:table-cell office:value-type="float" office:value="134212" table:style-name="ce8">
            <text:p><text:s/>134,212<text:s/></text:p>
          </table:table-cell>
          <table:table-cell office:value-type="float" office:value="144954" table:style-name="ce9">
            <text:p><text:s/>144,954<text:s/></text:p>
          </table:table-cell>
          <table:table-cell office:value-type="float" office:value="279166" table:style-name="ce14">
            <text:p>279,16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3960" table:style-name="ce8">
            <text:p><text:s/>103,960<text:s/></text:p>
          </table:table-cell>
          <table:table-cell office:value-type="float" office:value="139928" table:style-name="ce8">
            <text:p><text:s/>139,928<text:s/></text:p>
          </table:table-cell>
          <table:table-cell office:value-type="float" office:value="148612" table:style-name="ce9">
            <text:p><text:s/>148,612<text:s/></text:p>
          </table:table-cell>
          <table:table-cell office:value-type="float" office:value="288540" table:style-name="ce14">
            <text:p>288,54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645" table:style-name="ce8">
            <text:p><text:s/>92,645<text:s/></text:p>
          </table:table-cell>
          <table:table-cell office:value-type="float" office:value="123054" table:style-name="ce8">
            <text:p><text:s/>123,054<text:s/></text:p>
          </table:table-cell>
          <table:table-cell office:value-type="float" office:value="130725" table:style-name="ce9">
            <text:p><text:s/>130,725<text:s/></text:p>
          </table:table-cell>
          <table:table-cell office:value-type="float" office:value="253779" table:style-name="ce14">
            <text:p>253,779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1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1 年 11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68" table:style-name="ce8">
            <text:p><text:s/>9,568<text:s/></text:p>
          </table:table-cell>
          <table:table-cell office:value-type="float" office:value="1016644" table:style-name="ce9">
            <text:p><text:s/>1,016,644<text:s/></text:p>
          </table:table-cell>
          <table:table-cell office:value-type="float" office:value="1284419" table:style-name="ce10">
            <text:p><text:s/>1,284,419<text:s/></text:p>
          </table:table-cell>
          <table:table-cell office:value-type="float" office:value="1386587" table:style-name="ce13">
            <text:p><text:s/>1,386,587<text:s/></text:p>
          </table:table-cell>
          <table:table-cell office:value-type="float" office:value="2671006" table:style-name="ce14">
            <text:p>2,671,00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22" table:style-name="ce9">
            <text:p><text:s/>79,622<text:s/></text:p>
          </table:table-cell>
          <table:table-cell office:value-type="float" office:value="99795" table:style-name="ce10">
            <text:p><text:s/>99,795<text:s/></text:p>
          </table:table-cell>
          <table:table-cell office:value-type="float" office:value="110951" table:style-name="ce13">
            <text:p><text:s/>110,951<text:s/></text:p>
          </table:table-cell>
          <table:table-cell office:value-type="float" office:value="210746" table:style-name="ce14">
            <text:p>210,74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11" table:style-name="ce9">
            <text:p><text:s/>88,011<text:s/></text:p>
          </table:table-cell>
          <table:table-cell office:value-type="float" office:value="109407" table:style-name="ce10">
            <text:p><text:s/>109,407<text:s/></text:p>
          </table:table-cell>
          <table:table-cell office:value-type="float" office:value="118217" table:style-name="ce13">
            <text:p><text:s/>118,217<text:s/></text:p>
          </table:table-cell>
          <table:table-cell office:value-type="float" office:value="227624" table:style-name="ce14">
            <text:p>227,62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943" table:style-name="ce9">
            <text:p><text:s/>118,943<text:s/></text:p>
          </table:table-cell>
          <table:table-cell office:value-type="float" office:value="147078" table:style-name="ce10">
            <text:p><text:s/>147,078<text:s/></text:p>
          </table:table-cell>
          <table:table-cell office:value-type="float" office:value="166236" table:style-name="ce13">
            <text:p><text:s/>166,236<text:s/></text:p>
          </table:table-cell>
          <table:table-cell office:value-type="float" office:value="313314" table:style-name="ce14">
            <text:p>313,31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5979" table:style-name="ce9">
            <text:p><text:s/>95,979<text:s/></text:p>
          </table:table-cell>
          <table:table-cell office:value-type="float" office:value="106152" table:style-name="ce10">
            <text:p><text:s/>106,152<text:s/></text:p>
          </table:table-cell>
          <table:table-cell office:value-type="float" office:value="120359" table:style-name="ce13">
            <text:p><text:s/>120,359<text:s/></text:p>
          </table:table-cell>
          <table:table-cell office:value-type="float" office:value="226511" table:style-name="ce14">
            <text:p>226,51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901" table:style-name="ce9">
            <text:p><text:s/>63,901<text:s/></text:p>
          </table:table-cell>
          <table:table-cell office:value-type="float" office:value="77887" table:style-name="ce10">
            <text:p><text:s/>77,887<text:s/></text:p>
          </table:table-cell>
          <table:table-cell office:value-type="float" office:value="84090" table:style-name="ce13">
            <text:p><text:s/>84,090<text:s/></text:p>
          </table:table-cell>
          <table:table-cell office:value-type="float" office:value="161977" table:style-name="ce14">
            <text:p>161,97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823" table:style-name="ce9">
            <text:p><text:s/>49,823<text:s/></text:p>
          </table:table-cell>
          <table:table-cell office:value-type="float" office:value="63142" table:style-name="ce10">
            <text:p><text:s/>63,142<text:s/></text:p>
          </table:table-cell>
          <table:table-cell office:value-type="float" office:value="65562" table:style-name="ce13">
            <text:p><text:s/>65,562<text:s/></text:p>
          </table:table-cell>
          <table:table-cell office:value-type="float" office:value="128704" table:style-name="ce14">
            <text:p>128,70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578" table:style-name="ce9">
            <text:p><text:s/>76,578<text:s/></text:p>
          </table:table-cell>
          <table:table-cell office:value-type="float" office:value="95530" table:style-name="ce10">
            <text:p><text:s/>95,530<text:s/></text:p>
          </table:table-cell>
          <table:table-cell office:value-type="float" office:value="96980" table:style-name="ce13">
            <text:p><text:s/>96,980<text:s/></text:p>
          </table:table-cell>
          <table:table-cell office:value-type="float" office:value="192510" table:style-name="ce14">
            <text:p>192,51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761" table:style-name="ce9">
            <text:p><text:s/>100,761<text:s/></text:p>
          </table:table-cell>
          <table:table-cell office:value-type="float" office:value="129926" table:style-name="ce10">
            <text:p><text:s/>129,926<text:s/></text:p>
          </table:table-cell>
          <table:table-cell office:value-type="float" office:value="139061" table:style-name="ce13">
            <text:p><text:s/>139,061<text:s/></text:p>
          </table:table-cell>
          <table:table-cell office:value-type="float" office:value="268987" table:style-name="ce14">
            <text:p>268,98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177" table:style-name="ce8">
            <text:p><text:s/>44,177<text:s/></text:p>
          </table:table-cell>
          <table:table-cell office:value-type="float" office:value="57934" table:style-name="ce12">
            <text:p><text:s/>57,934<text:s/></text:p>
          </table:table-cell>
          <table:table-cell office:value-type="float" office:value="60371" table:style-name="ce9">
            <text:p><text:s/>60,371<text:s/></text:p>
          </table:table-cell>
          <table:table-cell office:value-type="float" office:value="118305" table:style-name="ce14">
            <text:p>118,30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6" table:style-name="ce8">
            <text:p><text:s/>906<text:s/></text:p>
          </table:table-cell>
          <table:table-cell office:value-type="float" office:value="102103" table:style-name="ce8">
            <text:p><text:s/>102,103<text:s/></text:p>
          </table:table-cell>
          <table:table-cell office:value-type="float" office:value="134404" table:style-name="ce8">
            <text:p><text:s/>134,404<text:s/></text:p>
          </table:table-cell>
          <table:table-cell office:value-type="float" office:value="145215" table:style-name="ce9">
            <text:p><text:s/>145,215<text:s/></text:p>
          </table:table-cell>
          <table:table-cell office:value-type="float" office:value="279619" table:style-name="ce14">
            <text:p>279,61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029" table:style-name="ce8">
            <text:p><text:s/>104,029<text:s/></text:p>
          </table:table-cell>
          <table:table-cell office:value-type="float" office:value="140001" table:style-name="ce8">
            <text:p><text:s/>140,001<text:s/></text:p>
          </table:table-cell>
          <table:table-cell office:value-type="float" office:value="148741" table:style-name="ce9">
            <text:p><text:s/>148,741<text:s/></text:p>
          </table:table-cell>
          <table:table-cell office:value-type="float" office:value="288742" table:style-name="ce14">
            <text:p>288,74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717" table:style-name="ce8">
            <text:p><text:s/>92,717<text:s/></text:p>
          </table:table-cell>
          <table:table-cell office:value-type="float" office:value="123163" table:style-name="ce8">
            <text:p><text:s/>123,163<text:s/></text:p>
          </table:table-cell>
          <table:table-cell office:value-type="float" office:value="130804" table:style-name="ce9">
            <text:p><text:s/>130,804<text:s/></text:p>
          </table:table-cell>
          <table:table-cell office:value-type="float" office:value="253967" table:style-name="ce14">
            <text:p>253,967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2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2">
          <table:table-cell office:value-type="string" table:number-columns-spanned="7" table:number-rows-spanned="1" table:style-name="ce15">
            <text:p>臺北市   101 年 12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人口數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68" table:style-name="ce16">
            <text:p>9568</text:p>
          </table:table-cell>
          <table:table-cell office:value-type="float" office:value="1017063" table:style-name="ce9">
            <text:p><text:s/>1,017,063<text:s/></text:p>
          </table:table-cell>
          <table:table-cell office:value-type="float" office:value="1285361" table:style-name="ce10">
            <text:p><text:s/>1,285,361<text:s/></text:p>
          </table:table-cell>
          <table:table-cell office:value-type="float" office:value="1387865" table:style-name="ce13">
            <text:p><text:s/>1,387,865<text:s/></text:p>
          </table:table-cell>
          <table:table-cell office:value-type="float" office:value="2673226" table:style-name="ce14">
            <text:p>2,673,22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16">
            <text:p>762</text:p>
          </table:table-cell>
          <table:table-cell office:value-type="float" office:value="79619" table:style-name="ce9">
            <text:p><text:s/>79,619<text:s/></text:p>
          </table:table-cell>
          <table:table-cell office:value-type="float" office:value="99878" table:style-name="ce10">
            <text:p><text:s/>99,878<text:s/></text:p>
          </table:table-cell>
          <table:table-cell office:value-type="float" office:value="111027" table:style-name="ce13">
            <text:p><text:s/>111,027<text:s/></text:p>
          </table:table-cell>
          <table:table-cell office:value-type="float" office:value="210905" table:style-name="ce14">
            <text:p>210,90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16">
            <text:p>914</text:p>
          </table:table-cell>
          <table:table-cell office:value-type="float" office:value="88021" table:style-name="ce9">
            <text:p><text:s/>88,021<text:s/></text:p>
          </table:table-cell>
          <table:table-cell office:value-type="float" office:value="109454" table:style-name="ce10">
            <text:p><text:s/>109,454<text:s/></text:p>
          </table:table-cell>
          <table:table-cell office:value-type="float" office:value="118280" table:style-name="ce13">
            <text:p><text:s/>118,280<text:s/></text:p>
          </table:table-cell>
          <table:table-cell office:value-type="float" office:value="227734" table:style-name="ce14">
            <text:p>227,73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16">
            <text:p>1029</text:p>
          </table:table-cell>
          <table:table-cell office:value-type="float" office:value="118969" table:style-name="ce9">
            <text:p><text:s/>118,969<text:s/></text:p>
          </table:table-cell>
          <table:table-cell office:value-type="float" office:value="147104" table:style-name="ce10">
            <text:p><text:s/>147,104<text:s/></text:p>
          </table:table-cell>
          <table:table-cell office:value-type="float" office:value="166322" table:style-name="ce13">
            <text:p><text:s/>166,322<text:s/></text:p>
          </table:table-cell>
          <table:table-cell office:value-type="float" office:value="313426" table:style-name="ce14">
            <text:p>313,42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16">
            <text:p>872</text:p>
          </table:table-cell>
          <table:table-cell office:value-type="float" office:value="96025" table:style-name="ce9">
            <text:p><text:s/>96,025<text:s/></text:p>
          </table:table-cell>
          <table:table-cell office:value-type="float" office:value="106173" table:style-name="ce10">
            <text:p><text:s/>106,173<text:s/></text:p>
          </table:table-cell>
          <table:table-cell office:value-type="float" office:value="120486" table:style-name="ce13">
            <text:p><text:s/>120,486<text:s/></text:p>
          </table:table-cell>
          <table:table-cell office:value-type="float" office:value="226659" table:style-name="ce14">
            <text:p>226,65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16">
            <text:p>584</text:p>
          </table:table-cell>
          <table:table-cell office:value-type="float" office:value="63952" table:style-name="ce9">
            <text:p><text:s/>63,952<text:s/></text:p>
          </table:table-cell>
          <table:table-cell office:value-type="float" office:value="77924" table:style-name="ce10">
            <text:p><text:s/>77,924<text:s/></text:p>
          </table:table-cell>
          <table:table-cell office:value-type="float" office:value="84230" table:style-name="ce13">
            <text:p><text:s/>84,230<text:s/></text:p>
          </table:table-cell>
          <table:table-cell office:value-type="float" office:value="162154" table:style-name="ce14">
            <text:p>162,15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16">
            <text:p>524</text:p>
          </table:table-cell>
          <table:table-cell office:value-type="float" office:value="49850" table:style-name="ce9">
            <text:p><text:s/>49,850<text:s/></text:p>
          </table:table-cell>
          <table:table-cell office:value-type="float" office:value="63230" table:style-name="ce10">
            <text:p><text:s/>63,230<text:s/></text:p>
          </table:table-cell>
          <table:table-cell office:value-type="float" office:value="65579" table:style-name="ce13">
            <text:p><text:s/>65,579<text:s/></text:p>
          </table:table-cell>
          <table:table-cell office:value-type="float" office:value="128809" table:style-name="ce14">
            <text:p>128,80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16">
            <text:p>722</text:p>
          </table:table-cell>
          <table:table-cell office:value-type="float" office:value="76572" table:style-name="ce9">
            <text:p><text:s/>76,572<text:s/></text:p>
          </table:table-cell>
          <table:table-cell office:value-type="float" office:value="95577" table:style-name="ce10">
            <text:p><text:s/>95,577<text:s/></text:p>
          </table:table-cell>
          <table:table-cell office:value-type="float" office:value="97051" table:style-name="ce13">
            <text:p><text:s/>97,051<text:s/></text:p>
          </table:table-cell>
          <table:table-cell office:value-type="float" office:value="192628" table:style-name="ce14">
            <text:p>192,62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6" table:style-name="ce16">
            <text:p>996</text:p>
          </table:table-cell>
          <table:table-cell office:value-type="float" office:value="100822" table:style-name="ce9">
            <text:p><text:s/>100,822<text:s/></text:p>
          </table:table-cell>
          <table:table-cell office:value-type="float" office:value="130055" table:style-name="ce10">
            <text:p><text:s/>130,055<text:s/></text:p>
          </table:table-cell>
          <table:table-cell office:value-type="float" office:value="139255" table:style-name="ce13">
            <text:p><text:s/>139,255<text:s/></text:p>
          </table:table-cell>
          <table:table-cell office:value-type="float" office:value="269310" table:style-name="ce14">
            <text:p>269,31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17">
            <text:p>444</text:p>
          </table:table-cell>
          <table:table-cell office:value-type="float" office:value="44251" table:style-name="ce8">
            <text:p><text:s/>44,251<text:s/></text:p>
          </table:table-cell>
          <table:table-cell office:value-type="float" office:value="58025" table:style-name="ce12">
            <text:p><text:s/>58,025<text:s/></text:p>
          </table:table-cell>
          <table:table-cell office:value-type="float" office:value="60465" table:style-name="ce9">
            <text:p><text:s/>60,465<text:s/></text:p>
          </table:table-cell>
          <table:table-cell office:value-type="float" office:value="118490" table:style-name="ce14">
            <text:p>118,49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6" table:style-name="ce17">
            <text:p>906</text:p>
          </table:table-cell>
          <table:table-cell office:value-type="float" office:value="102207" table:style-name="ce8">
            <text:p><text:s/>102,207<text:s/></text:p>
          </table:table-cell>
          <table:table-cell office:value-type="float" office:value="134591" table:style-name="ce8">
            <text:p><text:s/>134,591<text:s/></text:p>
          </table:table-cell>
          <table:table-cell office:value-type="float" office:value="145434" table:style-name="ce9">
            <text:p><text:s/>145,434<text:s/></text:p>
          </table:table-cell>
          <table:table-cell office:value-type="float" office:value="280025" table:style-name="ce14">
            <text:p>280,02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17">
            <text:p>989</text:p>
          </table:table-cell>
          <table:table-cell office:value-type="float" office:value="104022" table:style-name="ce8">
            <text:p><text:s/>104,022<text:s/></text:p>
          </table:table-cell>
          <table:table-cell office:value-type="float" office:value="140090" table:style-name="ce8">
            <text:p><text:s/>140,090<text:s/></text:p>
          </table:table-cell>
          <table:table-cell office:value-type="float" office:value="148804" table:style-name="ce9">
            <text:p><text:s/>148,804<text:s/></text:p>
          </table:table-cell>
          <table:table-cell office:value-type="float" office:value="288894" table:style-name="ce14">
            <text:p>288,89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17">
            <text:p>827</text:p>
          </table:table-cell>
          <table:table-cell office:value-type="float" office:value="92753" table:style-name="ce8">
            <text:p><text:s/>92,753<text:s/></text:p>
          </table:table-cell>
          <table:table-cell office:value-type="float" office:value="123260" table:style-name="ce8">
            <text:p><text:s/>123,260<text:s/></text:p>
          </table:table-cell>
          <table:table-cell office:value-type="float" office:value="130932" table:style-name="ce9">
            <text:p><text:s/>130,932<text:s/></text:p>
          </table:table-cell>
          <table:table-cell office:value-type="float" office:value="254192" table:style-name="ce14">
            <text:p>254,192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_91_0_93_" style:display-name="千分位[0]" style:family="table-cell" style:data-style-name="N3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ace</meta:initial-creator>
    <dc:creator>yang</dc:creator>
    <meta:creation-date>2009-02-04T06:06:23Z</meta:creation-date>
    <dc:date>2017-12-11T06:21:34Z</dc:date>
  </office:meta>
</office:document-meta>
</file>